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center" draw:textarea-vertical-align="middle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8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 draw:line-distance="1.0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style:text-position="33% 58%"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measure draw:style-name="gr1" draw:text-style-name="P1" draw:layer="layout" svg:x1="0.701cm" svg:y1="3.7cm" svg:x2="22.701cm" svg:y2="3.7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1cm" svg:y="2.4cm">
          <text:p/>
        </draw:circle>
        <draw:circle draw:style-name="gr2" draw:text-style-name="P2" draw:layer="layout" svg:width="1cm" svg:height="1cm" svg:x="3.701cm" svg:y="2.4cm">
          <text:p/>
        </draw:circle>
        <draw:circle draw:style-name="gr2" draw:text-style-name="P2" draw:layer="layout" svg:width="1cm" svg:height="1cm" svg:x="8.701cm" svg:y="2.4cm">
          <text:p/>
        </draw:circle>
        <draw:circle draw:style-name="gr2" draw:text-style-name="P2" draw:layer="layout" svg:width="1cm" svg:height="1cm" svg:x="13.701cm" svg:y="2.4cm">
          <text:p/>
        </draw:circle>
        <draw:circle draw:style-name="gr2" draw:text-style-name="P2" draw:layer="layout" svg:width="1cm" svg:height="1cm" svg:x="16.201cm" svg:y="2.4cm">
          <text:p/>
        </draw:circle>
        <draw:circle draw:style-name="gr2" draw:text-style-name="P2" draw:layer="layout" svg:width="1cm" svg:height="1cm" svg:x="19.701cm" svg:y="2.4cm">
          <text:p/>
        </draw:circle>
        <draw:circle draw:style-name="gr3" draw:text-style-name="P2" draw:layer="layout" svg:width="1cm" svg:height="1cm" svg:x="6.201cm" svg:y="2.4cm">
          <text:p/>
        </draw:circle>
        <draw:measure draw:style-name="gr4" draw:text-style-name="P1" draw:layer="layout" svg:x1="0.702cm" svg:y1="3.7cm" svg:x2="22.702cm" svg:y2="3.7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2cm" svg:y="2.4cm">
          <text:p/>
        </draw:circle>
        <draw:circle draw:style-name="gr2" draw:text-style-name="P2" draw:layer="layout" svg:width="1cm" svg:height="1cm" svg:x="3.702cm" svg:y="2.4cm">
          <text:p/>
        </draw:circle>
        <draw:circle draw:style-name="gr5" draw:text-style-name="P3" draw:layer="layout" svg:width="1cm" svg:height="1cm" svg:x="8.702cm" svg:y="2.4cm">
          <text:p text:style-name="P2"><text:span text:style-name="T2">new</text:span></text:p>
        </draw:circle>
        <draw:circle draw:style-name="gr2" draw:text-style-name="P2" draw:layer="layout" svg:width="1cm" svg:height="1cm" svg:x="13.702cm" svg:y="2.4cm">
          <text:p/>
        </draw:circle>
        <draw:circle draw:style-name="gr2" draw:text-style-name="P2" draw:layer="layout" svg:width="1cm" svg:height="1cm" svg:x="16.202cm" svg:y="2.4cm">
          <text:p/>
        </draw:circle>
        <draw:circle draw:style-name="gr2" draw:text-style-name="P2" draw:layer="layout" svg:width="1cm" svg:height="1cm" svg:x="19.702cm" svg:y="2.4cm">
          <text:p/>
        </draw:circle>
        <draw:frame draw:style-name="gr6" draw:text-style-name="P4" draw:layer="layout" svg:width="0.87cm" svg:height="1.004cm" svg:x="0.202cm" svg:y="1.696cm">
          <draw:text-box>
            <text:p><text:span text:style-name="T3">0</text:span></text:p>
          </draw:text-box>
        </draw:frame>
        <draw:frame draw:style-name="gr6" draw:text-style-name="P4" draw:layer="layout" svg:width="1.949cm" svg:height="1.004cm" svg:x="21.832cm" svg:y="1.7cm">
          <draw:text-box>
            <text:p><text:span text:style-name="T3">2</text:span><text:span text:style-name="T4">160</text:span><text:span text:style-name="T3">-1</text:span></text:p>
          </draw:text-box>
        </draw:frame>
        <draw:circle draw:style-name="gr3" draw:text-style-name="P2" draw:layer="layout" svg:width="1cm" svg:height="1cm" svg:x="6.202cm" svg:y="2.4cm">
          <text:p/>
        </draw:circle>
        <draw:measure draw:style-name="gr7" draw:text-style-name="P1" draw:layer="layout" svg:x1="6.202cm" svg:y1="3.7cm" svg:x2="8.702cm" svg:y2="3.7cm">
          <text:p text:style-name="P1"/>
          <text:p text:style-name="P1"><text:span text:style-name="T1"/></text:p>
        </draw:measure>
        <draw:measure draw:style-name="gr8" draw:text-style-name="P1" draw:layer="layout" svg:x1="6.2cm" svg:y1="2cm" svg:x2="11.204cm" svg:y2="1.999cm">
          <text:p text:style-name="P1"/>
          <text:p text:style-name="P1"/>
        </draw:measure>
        <draw:circle draw:style-name="gr2" draw:text-style-name="P2" draw:layer="layout" svg:width="1cm" svg:height="1cm" svg:x="11.201cm" svg:y="2.4cm">
          <text:p/>
        </draw:circle>
        <draw:frame draw:style-name="gr9" draw:layer="layout" svg:width="5.336cm" svg:height="0.962cm" svg:x="8.376cm" svg:y="-0.1cm">
          <draw:text-box>
            <text:p>Old responsibility</text:p>
          </draw:text-box>
        </draw:frame>
        <draw:frame draw:style-name="gr9" draw:layer="layout" svg:width="5.62cm" svg:height="0.962cm" svg:x="5.164cm" svg:y="4cm">
          <draw:text-box>
            <text:p>New responsibil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14:20:38</meta:creation-date>
    <meta:editing-duration>PT3M4S</meta:editing-duration>
    <meta:editing-cycles>3</meta:editing-cycles>
    <meta:generator>OpenOffice.org/3.3$Unix OpenOffice.org_project/330m20$Build-9567</meta:generator>
    <meta:initial-creator>Alberto Montresor</meta:initial-creator>
    <dc:date>2011-10-24T10:22:24</dc:date>
    <dc:creator>Alberto Montresor</dc:creator>
    <meta:document-statistic meta:object-count="23"/>
  </office:meta>
</office:document-meta>
</file>